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Courier New1" svg:font-family="'Courier New'" style:font-adornments="Regula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66" draw:textarea-horizontal-align="justify" draw:textarea-vertical-align="middle" draw:auto-grow-height="false" fo:min-height="0.894cm" fo:min-width="0cm"/>
    </style:style>
    <style:style style:name="gr2" style:family="graphic" style:parent-style-name="standard">
      <style:graphic-properties draw:fill-color="#ffff66" draw:textarea-horizontal-align="justify" draw:textarea-vertical-align="middle" draw:auto-grow-height="false" fo:min-height="0.629cm" fo:min-width="1.81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9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3cm" fo:min-width="0cm"/>
    </style:style>
    <style:style style:name="gr6" style:family="graphic" style:parent-style-name="standard">
      <style:graphic-properties draw:textarea-vertical-align="middle"/>
    </style:style>
    <style:style style:name="P1" style:family="paragraph">
      <loext:graphic-properties draw:fill-color="#ffff66"/>
      <style:paragraph-properties fo:text-align="center"/>
    </style:style>
    <style:style style:name="P2" style:family="paragraph">
      <style:text-properties style:font-name="Courier New1" fo:font-size="18pt" style:font-size-asian="18pt" style:font-size-complex="18pt"/>
    </style:style>
    <style:style style:name="P3" style:family="paragraph">
      <loext:graphic-properties draw:fill="none" draw:fill-color="#ffffff"/>
      <style:text-properties style:font-name="Courier New1" fo:font-size="18pt" style:font-size-asian="18pt" style:font-size-complex="18pt"/>
    </style:style>
    <style:style style:name="P4" style:family="paragraph">
      <style:paragraph-properties fo:text-align="center"/>
    </style:style>
    <style:style style:name="T1" style:family="text">
      <style:text-properties style:font-name="Courier New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254cm" svg:height="1.143cm" svg:x="12.811cm" svg:y="4.435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g xml:id="id2" draw:id="id2">
          <draw:custom-shape draw:style-name="gr2" draw:text-style-name="P1" draw:layer="layout" svg:width="3.683cm" svg:height="1.397cm" svg:x="11.113cm" svg:y="7.08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3" draw:text-style-name="P3" draw:layer="layout" svg:width="1.512cm" svg:height="0.989cm" svg:x="12.198cm" svg:y="7.289cm">
            <draw:text-box>
              <text:p text:style-name="P2"><text:span text:style-name="T1">lg</text:span></text:p>
            </draw:text-box>
          </draw:frame>
        </draw:g>
        <draw:g xml:id="id3" draw:id="id3">
          <draw:custom-shape draw:style-name="gr2" draw:text-style-name="P1" draw:layer="layout" svg:width="3.683cm" svg:height="1.397cm" svg:x="1.613cm" svg:y="9.99cm">
            <text:p/>
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4" draw:text-style-name="P3" draw:layer="layout" svg:width="2.089cm" svg:height="0.971cm" svg:x="2.41cm" svg:y="10.203cm">
            <draw:text-box>
              <text:p text:style-name="P2"><text:span text:style-name="T1">head</text:span></text:p>
            </draw:text-box>
          </draw:frame>
        </draw:g>
        <draw:g xml:id="id7" draw:id="id7">
          <draw:custom-shape draw:style-name="gr2" draw:text-style-name="P1" draw:layer="layout" svg:width="3.683cm" svg:height="1.397cm" svg:x="10.014cm" svg:y="9.99cm">
            <text:p/>
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3" draw:text-style-name="P3" draw:layer="layout" svg:width="0.803cm" svg:height="0.989cm" svg:x="11.454cm" svg:y="10.194cm">
            <draw:text-box>
              <text:p text:style-name="P2"><text:span text:style-name="T1">l</text:span></text:p>
            </draw:text-box>
          </draw:frame>
        </draw:g>
        <draw:g xml:id="id4" draw:id="id4">
          <draw:custom-shape draw:style-name="gr2" draw:text-style-name="P1" draw:layer="layout" svg:width="3.683cm" svg:height="1.397cm" svg:x="14.215cm" svg:y="9.99cm">
            <text:p/>
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3" draw:text-style-name="P3" draw:layer="layout" svg:width="0.803cm" svg:height="0.989cm" svg:x="15.655cm" svg:y="10.194cm">
            <draw:text-box>
              <text:p text:style-name="P2"><text:span text:style-name="T1">l</text:span></text:p>
            </draw:text-box>
          </draw:frame>
        </draw:g>
        <draw:g xml:id="id5" draw:id="id5">
          <draw:custom-shape draw:style-name="gr2" draw:text-style-name="P1" draw:layer="layout" svg:width="3.683cm" svg:height="1.397cm" svg:x="18.415cm" svg:y="9.99cm">
            <text:p/>
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3" draw:text-style-name="P3" draw:layer="layout" svg:width="0.803cm" svg:height="0.989cm" svg:x="19.855cm" svg:y="10.194cm">
            <draw:text-box>
              <text:p text:style-name="P2"><text:span text:style-name="T1">l</text:span></text:p>
            </draw:text-box>
          </draw:frame>
        </draw:g>
        <draw:g xml:id="id8" draw:id="id8">
          <draw:custom-shape draw:style-name="gr2" draw:text-style-name="P1" draw:layer="layout" svg:width="3.683cm" svg:height="1.397cm" svg:x="22.613cm" svg:y="9.9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4" draw:text-style-name="P3" draw:layer="layout" svg:width="2.089cm" svg:height="0.971cm" svg:x="23.411cm" svg:y="10.203cm">
            <draw:text-box>
              <text:p text:style-name="P2"><text:span text:style-name="T1">note</text:span></text:p>
            </draw:text-box>
          </draw:frame>
        </draw:g>
        <draw:g xml:id="id9" draw:id="id9">
          <draw:custom-shape draw:style-name="gr2" draw:text-style-name="P1" draw:layer="layout" svg:width="3.683cm" svg:height="1.397cm" svg:x="22.613cm" svg:y="12.891cm">
            <text:p/>
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5" draw:text-style-name="P3" draw:layer="layout" svg:width="2.517cm" svg:height="0.971cm" svg:x="23.196cm" svg:y="13.104cm">
            <draw:text-box>
              <text:p text:style-name="P2"><text:span text:style-name="T1">title</text:span></text:p>
            </draw:text-box>
          </draw:frame>
        </draw:g>
        <draw:connector draw:style-name="gr6" draw:text-style-name="P4" draw:layer="layout" svg:x1="12.938cm" svg:y1="5.578cm" svg:x2="12.954cm" svg:y2="7.085cm" draw:start-shape="id1" draw:start-glue-point="8" draw:end-shape="id2" draw:end-glue-point="0" svg:d="M12938 5578v753h16v754" svg:viewBox="0 0 17 1508">
          <text:p/>
        </draw:connector>
        <draw:connector draw:style-name="gr6" draw:text-style-name="P4" draw:layer="layout" svg:x1="12.954cm" svg:y1="8.482cm" svg:x2="3.454cm" svg:y2="9.99cm" draw:start-shape="id2" draw:start-glue-point="2" draw:end-shape="id3" draw:end-glue-point="0" svg:d="M12954 8482v754h-9500v754" svg:viewBox="0 0 9501 1509">
          <text:p/>
        </draw:connector>
        <draw:connector draw:style-name="gr6" draw:text-style-name="P4" draw:layer="layout" svg:x1="12.954cm" svg:y1="8.482cm" svg:x2="16.056cm" svg:y2="9.99cm" draw:start-shape="id2" draw:start-glue-point="2" draw:end-shape="id4" draw:end-glue-point="0" svg:d="M12954 8482v754h3102v754" svg:viewBox="0 0 3103 1509">
          <text:p/>
        </draw:connector>
        <draw:connector draw:style-name="gr6" draw:text-style-name="P4" draw:layer="layout" svg:x1="12.954cm" svg:y1="8.482cm" svg:x2="20.256cm" svg:y2="9.99cm" draw:start-shape="id2" draw:start-glue-point="2" draw:end-shape="id5" draw:end-glue-point="0" svg:d="M12954 8482v754h7302v754" svg:viewBox="0 0 7303 1509">
          <text:p/>
        </draw:connector>
        <draw:g xml:id="id6" draw:id="id6">
          <draw:custom-shape draw:style-name="gr2" draw:text-style-name="P1" draw:layer="layout" svg:width="3.683cm" svg:height="1.397cm" svg:x="5.814cm" svg:y="9.99cm">
            <text:p/>
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3" draw:text-style-name="P3" draw:layer="layout" svg:width="0.803cm" svg:height="0.989cm" svg:x="7.155cm" svg:y="10.195cm">
            <draw:text-box>
              <text:p text:style-name="P2"><text:span text:style-name="T1">l</text:span></text:p>
            </draw:text-box>
          </draw:frame>
        </draw:g>
        <draw:connector draw:style-name="gr6" draw:text-style-name="P4" draw:layer="layout" svg:x1="7.655cm" svg:y1="9.99cm" svg:x2="12.954cm" svg:y2="8.482cm" draw:start-shape="id6" draw:start-glue-point="0" draw:end-shape="id2" draw:end-glue-point="2" svg:d="M7655 9990v-754h5299v-754" svg:viewBox="0 0 5300 1509">
          <text:p/>
        </draw:connector>
        <draw:connector draw:style-name="gr6" draw:text-style-name="P4" draw:layer="layout" svg:x1="12.954cm" svg:y1="8.482cm" svg:x2="11.855cm" svg:y2="9.99cm" draw:start-shape="id2" draw:start-glue-point="2" draw:end-shape="id7" draw:end-glue-point="0" svg:d="M12954 8482v754h-1099v754" svg:viewBox="0 0 1100 1509">
          <text:p/>
        </draw:connector>
        <draw:connector draw:style-name="gr6" draw:text-style-name="P4" draw:layer="layout" svg:x1="12.954cm" svg:y1="8.482cm" svg:x2="24.454cm" svg:y2="9.99cm" draw:start-shape="id2" draw:start-glue-point="2" draw:end-shape="id8" draw:end-glue-point="0" svg:d="M12954 8482v754h11500v754" svg:viewBox="0 0 11501 1509">
          <text:p/>
        </draw:connector>
        <draw:connector draw:style-name="gr6" draw:text-style-name="P4" draw:layer="layout" svg:x1="24.454cm" svg:y1="11.387cm" svg:x2="24.454cm" svg:y2="12.891cm" draw:start-shape="id8" draw:start-glue-point="2" draw:end-shape="id9" draw:end-glue-point="0" svg:d="M24454 11387v1504" svg:viewBox="0 0 1 150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variable"/>
    <style:font-face style:name="Courier New1" svg:font-family="'Courier New'" style:font-adornments="Regula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6T22:58:34.476771000</meta:creation-date>
    <dc:date>2015-10-27T09:26:52.429166000</dc:date>
    <meta:editing-duration>PT25M7S</meta:editing-duration>
    <meta:editing-cycles>3</meta:editing-cycles>
    <meta:generator>LibreOffice/5.0.2.2$MacOSX_X86_64 LibreOffice_project/37b43f919e4de5eeaca9b9755ed688758a8251fe</meta:generator>
    <meta:document-statistic meta:object-count="33"/>
  </office:meta>
</office:document-meta>
</file>